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valueOf( Node parent , Object 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MUtil.setValueOfNode( Node nod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ValueOf( Node root , String path , XPathProcessor process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getFirstNodeFromPath( Node contextNode , final String [ ] path , final boolean creat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OMUtil.getValueAsBooleanOf( Node root , String path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ValueOfNode( XPathProcessor processor , Node root , String path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SingleNode( Node contextNode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ValueOfNodeAsBoolean( XPathProcessor processor , Node roo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DocumentFragment( SAXParser parser , Reader strea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OMUtil.getValueOf( Node root , String path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ValueOfNode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Util.getNodesFromPath( final NodeListImpl result , final Node contextNode , final String [ ] path , final int start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MUtil.selectNodeList( Node contextNode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node2StringBuffer( Node node , boolean pretty , String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ValueAsBooleanOf( Node roo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compareAttributes( Element first , Element secon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OMUtil.create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FirstNodeFromPath( final Node contextNode , final String [ ] path , final int start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Util.valueOf( Node paren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node2String( Node node , boolean pret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getValueOfNode( XPathProcessor processor , Node root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getValueAsBooleanOf( Node root , String path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createParameters( Node fragment , SourceParameters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Util.getValueOf( Node root ,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getValueOf( Node root , String path , String defaultValue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SingleNode( Node contextNode , String st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createText( DocumentFragment frag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Util.getValueOfNodeAsBoolean( XPathProcessor processor , Node root , String path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OwnerDocumen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ValueAsBooleanOf( Node root , String path , boolean defaultValue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NodeListFromPath( Node contextNode , String [ ]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selectNodeList( Node contextNode , String st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node2StringBuffe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buildPathArray( String xpa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OMUtil.node2String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valueOf( Node parent , Map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valueOf( Node parent , Collection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valueOf( Node parent , XMLizabl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valueOf( Node parent , Nod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ValueOfNode( Node nod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selectSingleNode( Node rootNode , String path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DOMUtil.selectSingleNode( Node rootNode , String path , XPathProcessor processo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7">
            <text:p text:style-name="Table_20_Contents">1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